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1" style:family="table-column">
      <style:table-column-properties fo:break-before="auto" style:column-width="2.57cm"/>
    </style:style>
    <style:style style:name="co12" style:family="table-column">
      <style:table-column-properties fo:break-before="auto" style:column-width="3.175cm"/>
    </style:style>
    <style:style style:name="co13" style:family="table-column">
      <style:table-column-properties fo:break-before="auto" style:column-width="0.917cm"/>
    </style:style>
    <style:style style:name="co14" style:family="table-column">
      <style:table-column-properties fo:break-before="auto" style:column-width="11.419cm"/>
    </style:style>
    <style:style style:name="co15" style:family="table-column">
      <style:table-column-properties fo:break-before="auto" style:column-width="10.451cm"/>
    </style:style>
    <style:style style:name="co10" style:family="table-column">
      <style:table-column-properties fo:break-before="auto" style:column-width="1.693cm"/>
    </style:style>
    <style:style style:name="co8" style:family="table-column">
      <style:table-column-properties fo:break-before="auto" style:column-width="2.752cm"/>
    </style:style>
    <style:style style:name="co9" style:family="table-column">
      <style:table-column-properties fo:break-before="auto" style:column-width="6.541cm"/>
    </style:style>
    <style:style style:name="co16" style:family="table-column">
      <style:table-column-properties fo:break-before="auto" style:column-width="0.953cm"/>
    </style:style>
    <style:style style:name="co17" style:family="table-column">
      <style:table-column-properties fo:break-before="auto" style:column-width="3.81cm"/>
    </style:style>
    <style:style style:name="co18" style:family="table-column">
      <style:table-column-properties fo:break-before="auto" style:column-width="1.799cm"/>
    </style:style>
    <style:style style:name="co19" style:family="table-column">
      <style:table-column-properties fo:break-before="auto" style:column-width="10.795cm"/>
    </style:style>
    <style:style style:name="co20" style:family="table-column">
      <style:table-column-properties fo:break-before="auto" style:column-width="9.97cm"/>
    </style:style>
    <style:style style:name="co21" style:family="table-column">
      <style:table-column-properties fo:break-before="auto" style:column-width="4.382cm"/>
    </style:style>
    <style:style style:name="ro1" style:family="table-row">
      <style:table-row-properties style:row-height="0.4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058cm" fo:break-before="auto" style:use-optimal-row-height="false"/>
    </style:style>
    <style:style style:name="ro14" style:family="table-row">
      <style:table-row-properties style:row-height="1.535cm"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1" style:family="table-cell" style:parent-style-name="Default" style:data-style-name="N0">
      <style:table-cell-properties style:text-align-source="fix" style:repeat-content="false" fo:wrap-option="no-wrap" style:vertical-align="top"/>
      <style:paragraph-properties fo:text-align="start" fo:margin-left="0cm"/>
    </style:style>
    <style:style style:name="ce12"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style>
    <style:style style:name="ce14"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15" style:family="table-cell" style:parent-style-name="Default" style:data-style-name="N0">
      <style:table-cell-properties fo:wrap-option="wrap" style:vertical-align="automatic"/>
    </style:style>
    <style:style style:name="ce16" style:family="table-cell" style:parent-style-name="Default" style:data-style-name="N0">
      <style:table-cell-properties style:text-align-source="fix" style:repeat-content="false" style:vertical-align="top"/>
      <style:paragraph-properties fo:text-align="start" fo:margin-left="0cm"/>
    </style:style>
    <style:style style:name="ce17"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3" style:family="table-cell" style:parent-style-name="Default" style:data-style-name="N109">
      <style:table-cell-properties style:text-align-source="fix" style:repeat-content="false" fo:wrap-option="no-wrap" style:vertical-align="top"/>
      <style:paragraph-properties fo:text-align="start"/>
    </style:style>
    <style:style style:name="ce5" style:family="table-cell" style:parent-style-name="Default" style:data-style-name="N0">
      <style:table-cell-properties fo:wrap-option="wrap" style:vertical-align="top"/>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2"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23" style:family="table-cell" style:parent-style-name="Default" style:data-style-name="N0">
      <style:table-cell-properties fo:wrap-option="wrap" style:vertical-align="top"/>
      <style:text-properties style:font-name="Yu Gothic" style:font-name-asian="Yu Gothic" style:font-name-complex="Yu Gothic"/>
    </style:style>
    <style:style style:name="ce24"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25"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26"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2" style:family="text">
      <style:text-properties style:font-name="ＭＳ Ｐゴシック" style:font-name-asian="ＭＳ Ｐゴシック" style:font-name-complex="ＭＳ Ｐゴシック"/>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readme" table:style-name="ta1">
        <office:forms form:automatic-focus="false" form:apply-design-mode="false"/>
        <table:table-column table:style-name="co1" table:number-columns-repeated="1024" table:default-cell-style-name="ce1"/>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一覧の「検査結果」　ファイルアップロードを行った時に、行単位に表示するメッセージ</text:p>
          </table:table-cell>
          <table:table-cell table:number-columns-repeated="1021"/>
        </table:table-row>
        <table:table-row table:style-name="ro1">
          <table:table-cell table:number-columns-repeated="2"/>
          <table:table-cell office:value-type="string">
            <text:p>・詳細画面　画面仕様参照。削除を行う場合の確認時に表示する</text:p>
          </table:table-cell>
          <table:table-cell table:number-columns-repeated="1021"/>
        </table:table-row>
        <table:table-row table:style-name="ro1">
          <table:table-cell table:number-columns-repeated="2"/>
          <table:table-cell office:value-type="string">
            <text:p>・メール文章　自動送信メールの文章です</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最後に【対処】のハイパーリンクを表示し、クリックすることで詳細画面に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4">
        <office:forms form:automatic-focus="false" form:apply-design-mode="false"/>
        <table:table-column table:style-name="co8" table:default-cell-style-name="ce3"/>
        <table:table-column table:style-name="co9" table:default-cell-style-name="ce5"/>
        <table:table-column table:style-name="co16" table:default-cell-style-name="ce8"/>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10" table:number-columns-repeated="1016" table:default-cell-style-name="ce1"/>
        <table:table-row table:style-name="ro11">
          <table:table-cell table:style-name="ce21" office:value-type="string">
            <text:p>メッセージ番号</text:p>
          </table:table-cell>
          <table:table-cell table:style-name="ce22" office:value-type="string">
            <text:p>メッセージ</text:p>
          </table:table-cell>
          <table:table-cell table:style-name="ce24" office:value-type="string">
            <text:p>種別</text:p>
          </table:table-cell>
          <table:table-cell table:style-name="ce22" office:value-type="string">
            <text:p>画面</text:p>
          </table:table-cell>
          <table:table-cell table:style-name="ce22" office:value-type="string">
            <text:p>表示する部分</text:p>
          </table:table-cell>
          <table:table-cell table:style-name="ce22" office:value-type="string">
            <text:p>表示要因</text:p>
          </table:table-cell>
          <table:table-cell table:style-name="ce22" office:value-type="string">
            <text:p>対処メッセージ</text:p>
          </table:table-cell>
          <table:table-cell table:style-name="ce26" office:value-type="string">
            <text:p>備考</text:p>
          </table:table-cell>
          <table:table-cell table:number-columns-repeated="1016"/>
        </table:table-row>
        <table:table-row table:style-name="ro11">
          <table:table-cell table:formula="of:=&quot;m&quot; &amp;IF([.E2]=&quot;タイトルの下&quot;;&quot;a&quot;;&quot;&quot;) &amp;IF([.E2]=&quot;メッセージ領域&quot;;&quot;h&quot;;&quot;&quot;) &amp;IF([.E2]=&quot;詳細画面&quot;;&quot;s&quot;;&quot;&quot;) &amp;IF([.E2]=&quot;ポップアップ&quot;;&quot;p&quot;;&quot;&quot;) &amp;LOWER([.C2])&amp;TEXT(ROW()-1;&quot;000000&quot;)" office:value-type="string" office:string-value="maer000001">
            <text:p>maer000001</text:p>
          </table:table-cell>
          <table:table-cell office:value-type="string">
            <text:p>ログインできませんでした。ユーザ名またはパスワードが違います。</text:p>
          </table:table-cell>
          <table:table-cell office:value-type="string">
            <text:p>ER</text:p>
          </table:table-cell>
          <table:table-cell office:value-type="string">
            <text:p>ログイン</text:p>
          </table:table-cell>
          <table:table-cell office:value-type="string">
            <text:p>タイトルの下</text:p>
          </table:table-cell>
          <table:table-cell office:value-type="string">
            <text:p>入力したユーザ名とパスワードが間違っていた</text:p>
          </table:table-cell>
          <table:table-cell office:value-type="string">
            <text:p>システム管理者から割り当てられた正しいユーザ名、パスワードを入力してください。</text:p>
          </table:table-cell>
          <table:table-cell office:value-type="string">
            <text:p>ユーザ名はメールアドレスとなる</text:p>
          </table:table-cell>
          <table:table-cell table:number-columns-repeated="1016"/>
        </table:table-row>
        <table:table-row table:style-name="ro11">
          <table:table-cell table:formula="of:=&quot;m&quot; &amp;IF([.E3]=&quot;タイトルの下&quot;;&quot;a&quot;;&quot;&quot;) &amp;IF([.E3]=&quot;メッセージ領域&quot;;&quot;h&quot;;&quot;&quot;) &amp;IF([.E3]=&quot;詳細画面&quot;;&quot;s&quot;;&quot;&quot;) &amp;IF([.E3]=&quot;ポップアップ&quot;;&quot;p&quot;;&quot;&quot;) &amp;LOWER([.C3])&amp;TEXT(ROW()-1;&quot;000000&quot;)" office:value-type="string" office:string-value="maer000002">
            <text:p>maer000002</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タイトルの下</text:p>
          </table:table-cell>
          <table:table-cell office:value-type="string">
            <text:p>パスワードが８文字未満、英数字混合でない、旧パスワードと同じ</text:p>
          </table:table-cell>
          <table:table-cell office:value-type="string">
            <text:p>現在のパスワードと異なる半角英数字混合８文字以上のパスワードを入力してください。</text:p>
          </table:table-cell>
          <table:table-cell table:number-columns-repeated="1017"/>
        </table:table-row>
        <table:table-row table:style-name="ro12">
          <table:table-cell table:formula="of:=&quot;m&quot; &amp;IF([.E4]=&quot;タイトルの下&quot;;&quot;a&quot;;&quot;&quot;) &amp;IF([.E4]=&quot;メッセージ領域&quot;;&quot;h&quot;;&quot;&quot;) &amp;IF([.E4]=&quot;詳細画面&quot;;&quot;s&quot;;&quot;&quot;) &amp;IF([.E4]=&quot;ポップアップ&quot;;&quot;p&quot;;&quot;&quot;) &amp;LOWER([.C4])&amp;TEXT(ROW()-1;&quot;000000&quot;)" office:value-type="string" office:string-value="mhsy000003">
            <text:p>mhsy000003</text:p>
          </table:table-cell>
          <table:table-cell office:value-type="string">
            <text:p>システムエラーです。システムエラーコード【%s】</text:p>
          </table:table-cell>
          <table:table-cell office:value-type="string">
            <text:p>SY</text:p>
          </table:table-cell>
          <table:table-cell office:value-type="string">
            <text:p>（全画面）</text:p>
          </table:table-cell>
          <table:table-cell office:value-type="string">
            <text:p>メッセージ領域</text:p>
          </table:table-cell>
          <table:table-cell office:value-type="string">
            <text:p>システムエラーが生じた</text:p>
          </table:table-cell>
          <table:table-cell office:value-type="string">
            <text:p>ログイン画面にあるメッセージをご覧になり、システムの運用状況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6"/>
        </table:table-row>
        <table:table-row table:style-name="ro11">
          <table:table-cell table:formula="of:=&quot;m&quot; &amp;IF([.E5]=&quot;タイトルの下&quot;;&quot;a&quot;;&quot;&quot;) &amp;IF([.E5]=&quot;メッセージ領域&quot;;&quot;h&quot;;&quot;&quot;) &amp;IF([.E5]=&quot;詳細画面&quot;;&quot;s&quot;;&quot;&quot;) &amp;IF([.E5]=&quot;ポップアップ&quot;;&quot;p&quot;;&quot;&quot;) &amp;LOWER([.C5])&amp;TEXT(ROW()-1;&quot;000000&quot;)" office:value-type="string" office:string-value="mher000004">
            <text:p>mher000004</text:p>
          </table:table-cell>
          <table:table-cell office:value-type="string">
            <text:p>数値項目に文字が入力されました。</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7"/>
        </table:table-row>
        <table:table-row table:style-name="ro11">
          <table:table-cell table:formula="of:=&quot;m&quot; &amp;IF([.E6]=&quot;タイトルの下&quot;;&quot;a&quot;;&quot;&quot;) &amp;IF([.E6]=&quot;メッセージ領域&quot;;&quot;h&quot;;&quot;&quot;) &amp;IF([.E6]=&quot;詳細画面&quot;;&quot;s&quot;;&quot;&quot;) &amp;IF([.E6]=&quot;ポップアップ&quot;;&quot;p&quot;;&quot;&quot;) &amp;LOWER([.C6])&amp;TEXT(ROW()-1;&quot;000000&quot;)" office:value-type="string" office:string-value="mher000005">
            <text:p>mher000005</text:p>
          </table:table-cell>
          <table:table-cell office:value-type="string">
            <text:p>入力されてない項目があります。</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7"/>
        </table:table-row>
        <table:table-row table:style-name="ro11">
          <table:table-cell table:formula="of:=&quot;m&quot; &amp;IF([.E7]=&quot;タイトルの下&quot;;&quot;a&quot;;&quot;&quot;) &amp;IF([.E7]=&quot;メッセージ領域&quot;;&quot;h&quot;;&quot;&quot;) &amp;IF([.E7]=&quot;詳細画面&quot;;&quot;s&quot;;&quot;&quot;) &amp;IF([.E7]=&quot;ポップアップ&quot;;&quot;p&quot;;&quot;&quot;) &amp;LOWER([.C7])&amp;TEXT(ROW()-1;&quot;000000&quot;)" office:value-type="string" office:string-value="mhok000006">
            <text:p>mhok000006</text:p>
          </table:table-cell>
          <table:table-cell office:value-type="string">
            <text:p>登録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8"/>
        </table:table-row>
        <table:table-row table:style-name="ro11">
          <table:table-cell table:formula="of:=&quot;m&quot; &amp;IF([.E8]=&quot;タイトルの下&quot;;&quot;a&quot;;&quot;&quot;) &amp;IF([.E8]=&quot;メッセージ領域&quot;;&quot;h&quot;;&quot;&quot;) &amp;IF([.E8]=&quot;詳細画面&quot;;&quot;s&quot;;&quot;&quot;) &amp;IF([.E8]=&quot;ポップアップ&quot;;&quot;p&quot;;&quot;&quot;) &amp;LOWER([.C8])&amp;TEXT(ROW()-1;&quot;000000&quot;)" office:value-type="string" office:string-value="mhok000007">
            <text:p>mhok000007</text:p>
          </table:table-cell>
          <table:table-cell office:value-type="string">
            <text:p>変更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確定ボタンがクリックされ、更新が行われた</text:p>
          </table:table-cell>
          <table:table-cell table:number-columns-repeated="1018"/>
        </table:table-row>
        <table:table-row table:style-name="ro11">
          <table:table-cell table:formula="of:=&quot;m&quot; &amp;IF([.E9]=&quot;タイトルの下&quot;;&quot;a&quot;;&quot;&quot;) &amp;IF([.E9]=&quot;メッセージ領域&quot;;&quot;h&quot;;&quot;&quot;) &amp;IF([.E9]=&quot;詳細画面&quot;;&quot;s&quot;;&quot;&quot;) &amp;IF([.E9]=&quot;ポップアップ&quot;;&quot;p&quot;;&quot;&quot;) &amp;LOWER([.C9])&amp;TEXT(ROW()-1;&quot;000000&quot;)" office:value-type="string" office:string-value="mhok000008">
            <text:p>mhok000008</text:p>
          </table:table-cell>
          <table:table-cell office:value-type="string">
            <text:p>削除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削除ボタンがクリックされ、削除が行われた</text:p>
          </table:table-cell>
          <table:table-cell table:number-columns-repeated="1018"/>
        </table:table-row>
        <table:table-row table:style-name="ro11">
          <table:table-cell table:formula="of:=&quot;m&quot; &amp;IF([.E10]=&quot;タイトルの下&quot;;&quot;a&quot;;&quot;&quot;) &amp;IF([.E10]=&quot;メッセージ領域&quot;;&quot;h&quot;;&quot;&quot;) &amp;IF([.E10]=&quot;詳細画面&quot;;&quot;s&quot;;&quot;&quot;) &amp;IF([.E10]=&quot;ポップアップ&quot;;&quot;p&quot;;&quot;&quot;) &amp;LOWER([.C10])&amp;TEXT(ROW()-1;&quot;000000&quot;)" office:value-type="string" office:string-value="mhok000009">
            <text:p>mhok000009</text:p>
          </table:table-cell>
          <table:table-cell office:value-type="string">
            <text:p>クリップボードに複写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複写ボタンがクリックされ、クリップボードに複写した</text:p>
          </table:table-cell>
          <table:table-cell table:number-columns-repeated="1018"/>
        </table:table-row>
        <table:table-row table:style-name="ro11">
          <table:table-cell table:formula="of:=&quot;m&quot; &amp;IF([.E11]=&quot;タイトルの下&quot;;&quot;a&quot;;&quot;&quot;) &amp;IF([.E11]=&quot;メッセージ領域&quot;;&quot;h&quot;;&quot;&quot;) &amp;IF([.E11]=&quot;詳細画面&quot;;&quot;s&quot;;&quot;&quot;) &amp;IF([.E11]=&quot;ポップアップ&quot;;&quot;p&quot;;&quot;&quot;) &amp;LOWER([.C11])&amp;TEXT(ROW()-1;&quot;000000&quot;)" office:value-type="string" office:string-value="mhok000010">
            <text:p>mhok000010</text:p>
          </table:table-cell>
          <table:table-cell office:value-type="string">
            <text:p>クリップボードへの複写を取り消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8"/>
        </table:table-row>
        <table:table-row table:style-name="ro11">
          <table:table-cell table:formula="of:=&quot;m&quot; &amp;IF([.E12]=&quot;タイトルの下&quot;;&quot;a&quot;;&quot;&quot;) &amp;IF([.E12]=&quot;メッセージ領域&quot;;&quot;h&quot;;&quot;&quot;) &amp;IF([.E12]=&quot;詳細画面&quot;;&quot;s&quot;;&quot;&quot;) &amp;IF([.E12]=&quot;ポップアップ&quot;;&quot;p&quot;;&quot;&quot;) &amp;LOWER([.C12])&amp;TEXT(ROW()-1;&quot;000000&quot;)" office:value-type="string" office:string-value="mhok000011">
            <text:p>mhok000011</text:p>
          </table:table-cell>
          <table:table-cell office:value-type="string">
            <text:p>削除ができるように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がチェックされた</text:p>
          </table:table-cell>
          <table:table-cell table:number-columns-repeated="1018"/>
        </table:table-row>
        <table:table-row table:style-name="ro11">
          <table:table-cell table:formula="of:=&quot;m&quot; &amp;IF([.E13]=&quot;タイトルの下&quot;;&quot;a&quot;;&quot;&quot;) &amp;IF([.E13]=&quot;メッセージ領域&quot;;&quot;h&quot;;&quot;&quot;) &amp;IF([.E13]=&quot;詳細画面&quot;;&quot;s&quot;;&quot;&quot;) &amp;IF([.E13]=&quot;ポップアップ&quot;;&quot;p&quot;;&quot;&quot;) &amp;LOWER([.C13])&amp;TEXT(ROW()-1;&quot;000000&quot;)" office:value-type="string" office:string-value="mhok000012">
            <text:p>mhok000012</text:p>
          </table:table-cell>
          <table:table-cell office:value-type="string">
            <text:p>削除ができなく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のチェックが外れた</text:p>
          </table:table-cell>
          <table:table-cell table:number-columns-repeated="1018"/>
        </table:table-row>
        <table:table-row table:style-name="ro11">
          <table:table-cell table:formula="of:=&quot;m&quot; &amp;IF([.E14]=&quot;タイトルの下&quot;;&quot;a&quot;;&quot;&quot;) &amp;IF([.E14]=&quot;メッセージ領域&quot;;&quot;h&quot;;&quot;&quot;) &amp;IF([.E14]=&quot;詳細画面&quot;;&quot;s&quot;;&quot;&quot;) &amp;IF([.E14]=&quot;ポップアップ&quot;;&quot;p&quot;;&quot;&quot;) &amp;LOWER([.C14])&amp;TEXT(ROW()-1;&quot;000000&quot;)" office:value-type="string" office:string-value="mhok000013">
            <text:p>mhok000013</text:p>
          </table:table-cell>
          <table:table-cell office:value-type="string">
            <text:p>移動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8"/>
        </table:table-row>
        <table:table-row table:style-name="ro11">
          <table:table-cell table:formula="of:=&quot;m&quot; &amp;IF([.E15]=&quot;タイトルの下&quot;;&quot;a&quot;;&quot;&quot;) &amp;IF([.E15]=&quot;メッセージ領域&quot;;&quot;h&quot;;&quot;&quot;) &amp;IF([.E15]=&quot;詳細画面&quot;;&quot;s&quot;;&quot;&quot;) &amp;IF([.E15]=&quot;ポップアップ&quot;;&quot;p&quot;;&quot;&quot;) &amp;LOWER([.C15])&amp;TEXT(ROW()-1;&quot;000000&quot;)" office:value-type="string" office:string-value="mhok000014">
            <text:p>mhok000014</text:p>
          </table:table-cell>
          <table:table-cell office:value-type="string">
            <text:p>挿入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8"/>
        </table:table-row>
        <table:table-row table:style-name="ro11">
          <table:table-cell table:formula="of:=&quot;m&quot; &amp;IF([.E16]=&quot;タイトルの下&quot;;&quot;a&quot;;&quot;&quot;) &amp;IF([.E16]=&quot;メッセージ領域&quot;;&quot;h&quot;;&quot;&quot;) &amp;IF([.E16]=&quot;詳細画面&quot;;&quot;s&quot;;&quot;&quot;) &amp;IF([.E16]=&quot;ポップアップ&quot;;&quot;p&quot;;&quot;&quot;) &amp;LOWER([.C16])&amp;TEXT(ROW()-1;&quot;000000&quot;)" office:value-type="string" office:string-value="mhnm000015">
            <text:p>mhnm000015</text:p>
          </table:table-cell>
          <table:table-cell office:value-type="string">
            <text:p>作業指示が届きました</text:p>
          </table:table-cell>
          <table:table-cell office:value-type="string">
            <text:p>NM</text:p>
          </table:table-cell>
          <table:table-cell office:value-type="string">
            <text:p>（一覧表示画面）</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7"/>
        </table:table-row>
        <table:table-row table:style-name="ro11">
          <table:table-cell table:formula="of:=&quot;m&quot; &amp;IF([.E17]=&quot;タイトルの下&quot;;&quot;a&quot;;&quot;&quot;) &amp;IF([.E17]=&quot;メッセージ領域&quot;;&quot;h&quot;;&quot;&quot;) &amp;IF([.E17]=&quot;詳細画面&quot;;&quot;s&quot;;&quot;&quot;) &amp;IF([.E17]=&quot;ポップアップ&quot;;&quot;p&quot;;&quot;&quot;) &amp;LOWER([.C17])&amp;TEXT(ROW()-1;&quot;000000&quot;)" office:value-type="string" office:string-value="mhwn000016">
            <text:p>mhwn000016</text:p>
          </table:table-cell>
          <table:table-cell office:value-type="string">
            <text:p>該当する情報がありません。</text:p>
          </table:table-cell>
          <table:table-cell office:value-type="string">
            <text:p>WN</text:p>
          </table:table-cell>
          <table:table-cell office:value-type="string">
            <text:p>（一覧表示画面）</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7"/>
        </table:table-row>
        <table:table-row table:style-name="ro11">
          <table:table-cell table:formula="of:=&quot;m&quot; &amp;IF([.E18]=&quot;タイトルの下&quot;;&quot;a&quot;;&quot;&quot;) &amp;IF([.E18]=&quot;メッセージ領域&quot;;&quot;h&quot;;&quot;&quot;) &amp;IF([.E18]=&quot;詳細画面&quot;;&quot;s&quot;;&quot;&quot;) &amp;IF([.E18]=&quot;ポップアップ&quot;;&quot;p&quot;;&quot;&quot;) &amp;LOWER([.C18])&amp;TEXT(ROW()-1;&quot;000000&quot;)" office:value-type="string" office:string-value="mhok000017">
            <text:p>mhok000017</text:p>
          </table:table-cell>
          <table:table-cell office:value-type="string">
            <text:p>ダウンロードファイル作成中</text:p>
          </table:table-cell>
          <table:table-cell office:value-type="string">
            <text:p>OK</text:p>
          </table:table-cell>
          <table:table-cell office:value-type="string">
            <text:p>（ファイルダウンロード画面）</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8"/>
        </table:table-row>
        <table:table-row table:style-name="ro11">
          <table:table-cell table:formula="of:=&quot;m&quot; &amp;IF([.E19]=&quot;タイトルの下&quot;;&quot;a&quot;;&quot;&quot;) &amp;IF([.E19]=&quot;メッセージ領域&quot;;&quot;h&quot;;&quot;&quot;) &amp;IF([.E19]=&quot;詳細画面&quot;;&quot;s&quot;;&quot;&quot;) &amp;IF([.E19]=&quot;ポップアップ&quot;;&quot;p&quot;;&quot;&quot;) &amp;LOWER([.C19])&amp;TEXT(ROW()-1;&quot;000000&quot;)" office:value-type="string" office:string-value="mhok000018">
            <text:p>mhok000018</text:p>
          </table:table-cell>
          <table:table-cell office:value-type="string">
            <text:p>ログインパスワードの更新期限まであと%s日で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総合システム設定」で指定したログインパスワードの更新時期が１週間以内になった</text:p>
          </table:table-cell>
          <table:table-cell table:number-columns-repeated="1018"/>
        </table:table-row>
        <table:table-row table:style-name="ro11">
          <table:table-cell table:formula="of:=&quot;m&quot; &amp;IF([.E20]=&quot;タイトルの下&quot;;&quot;a&quot;;&quot;&quot;) &amp;IF([.E20]=&quot;メッセージ領域&quot;;&quot;h&quot;;&quot;&quot;) &amp;IF([.E20]=&quot;詳細画面&quot;;&quot;s&quot;;&quot;&quot;) &amp;IF([.E20]=&quot;ポップアップ&quot;;&quot;p&quot;;&quot;&quot;) &amp;LOWER([.C20])&amp;TEXT(ROW()-1;&quot;000000&quot;)" office:value-type="string" office:string-value="mhok000019">
            <text:p>mhok000019</text:p>
          </table:table-cell>
          <table:table-cell office:value-type="string">
            <text:p>取込が必要なファイルがありま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取込必須のファイルを取り込んでいない</text:p>
          </table:table-cell>
          <table:table-cell office:value-type="string">
            <text:p>指マークが示す取込必須ファイルを取り込んでください</text:p>
          </table:table-cell>
          <table:table-cell table:number-columns-repeated="1017"/>
        </table:table-row>
        <table:table-row table:style-name="ro11">
          <table:table-cell table:formula="of:=&quot;m&quot; &amp;IF([.E21]=&quot;タイトルの下&quot;;&quot;a&quot;;&quot;&quot;) &amp;IF([.E21]=&quot;メッセージ領域&quot;;&quot;h&quot;;&quot;&quot;) &amp;IF([.E21]=&quot;詳細画面&quot;;&quot;s&quot;;&quot;&quot;) &amp;IF([.E21]=&quot;ポップアップ&quot;;&quot;p&quot;;&quot;&quot;) &amp;LOWER([.C21])&amp;TEXT(ROW()-1;&quot;000000&quot;)" office:value-type="string" office:string-value="mher000020">
            <text:p>mher000020</text:p>
          </table:table-cell>
          <table:table-cell office:value-type="string">
            <text:p>運用中の顧客は削除できません</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中、かつ休止していない顧客に対して、ゴミ箱ボタンがクリックされた</text:p>
          </table:table-cell>
          <table:table-cell office:value-type="string">
            <text:p>削除できる顧客は、運用が完了した顧客、または休止した顧客のみです</text:p>
          </table:table-cell>
          <table:table-cell table:number-columns-repeated="1017"/>
        </table:table-row>
        <table:table-row table:style-name="ro11">
          <table:table-cell table:formula="of:=&quot;m&quot; &amp;IF([.E22]=&quot;タイトルの下&quot;;&quot;a&quot;;&quot;&quot;) &amp;IF([.E22]=&quot;メッセージ領域&quot;;&quot;h&quot;;&quot;&quot;) &amp;IF([.E22]=&quot;詳細画面&quot;;&quot;s&quot;;&quot;&quot;) &amp;IF([.E22]=&quot;ポップアップ&quot;;&quot;p&quot;;&quot;&quot;) &amp;LOWER([.C22])&amp;TEXT(ROW()-1;&quot;000000&quot;)" office:value-type="string" office:string-value="mher000021">
            <text:p>mher000021</text:p>
          </table:table-cell>
          <table:table-cell office:value-type="string">
            <text:p>運用終了月が運用開始月より過去になっています</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7"/>
        </table:table-row>
        <table:table-row table:style-name="ro11">
          <table:table-cell table:formula="of:=&quot;m&quot; &amp;IF([.E23]=&quot;タイトルの下&quot;;&quot;a&quot;;&quot;&quot;) &amp;IF([.E23]=&quot;メッセージ領域&quot;;&quot;h&quot;;&quot;&quot;) &amp;IF([.E23]=&quot;詳細画面&quot;;&quot;s&quot;;&quot;&quot;) &amp;IF([.E23]=&quot;ポップアップ&quot;;&quot;p&quot;;&quot;&quot;) &amp;LOWER([.C23])&amp;TEXT(ROW()-1;&quot;000000&quot;)" office:value-type="string" office:string-value="mher000022">
            <text:p>mher000022</text:p>
          </table:table-cell>
          <table:table-cell office:value-type="string">
            <text:p>ファイルに異常があります</text:p>
          </table:table-cell>
          <table:table-cell office:value-type="string">
            <text:p>ER</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7"/>
        </table:table-row>
        <table:table-row table:style-name="ro11">
          <table:table-cell table:formula="of:=&quot;m&quot; &amp;IF([.E24]=&quot;タイトルの下&quot;;&quot;a&quot;;&quot;&quot;) &amp;IF([.E24]=&quot;メッセージ領域&quot;;&quot;h&quot;;&quot;&quot;) &amp;IF([.E24]=&quot;詳細画面&quot;;&quot;s&quot;;&quot;&quot;) &amp;IF([.E24]=&quot;ポップアップ&quot;;&quot;p&quot;;&quot;&quot;) &amp;LOWER([.C24])&amp;TEXT(ROW()-1;&quot;000000&quot;)" office:value-type="string" office:string-value="mhwn000023">
            <text:p>mhwn000023</text:p>
          </table:table-cell>
          <table:table-cell office:value-type="string">
            <text:p>ファイルに警告があります</text:p>
          </table:table-cell>
          <table:table-cell office:value-type="string">
            <text:p>WN</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7"/>
        </table:table-row>
        <table:table-row table:style-name="ro11">
          <table:table-cell table:formula="of:=&quot;m&quot; &amp;IF([.E25]=&quot;タイトルの下&quot;;&quot;a&quot;;&quot;&quot;) &amp;IF([.E25]=&quot;メッセージ領域&quot;;&quot;h&quot;;&quot;&quot;) &amp;IF([.E25]=&quot;詳細画面&quot;;&quot;s&quot;;&quot;&quot;) &amp;IF([.E25]=&quot;ポップアップ&quot;;&quot;p&quot;;&quot;&quot;) &amp;LOWER([.C25])&amp;TEXT(ROW()-1;&quot;000000&quot;)" office:value-type="string" office:string-value="mser000024">
            <text:p>mser000024</text:p>
          </table:table-cell>
          <table:table-cell office:value-type="string">
            <text:p>設定値無し</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必須項目に設定値が無い</text:p>
          </table:table-cell>
          <table:table-cell office:value-type="string">
            <text:p>必須項目が設定されていません。ファイル定義書に従い修正してください。</text:p>
          </table:table-cell>
          <table:table-cell table:number-columns-repeated="1017"/>
        </table:table-row>
        <table:table-row table:style-name="ro12">
          <table:table-cell table:formula="of:=&quot;m&quot; &amp;IF([.E26]=&quot;タイトルの下&quot;;&quot;a&quot;;&quot;&quot;) &amp;IF([.E26]=&quot;メッセージ領域&quot;;&quot;h&quot;;&quot;&quot;) &amp;IF([.E26]=&quot;詳細画面&quot;;&quot;s&quot;;&quot;&quot;) &amp;IF([.E26]=&quot;ポップアップ&quot;;&quot;p&quot;;&quot;&quot;) &amp;LOWER([.C26])&amp;TEXT(ROW()-1;&quot;000000&quot;)" office:value-type="string" office:string-value="mswn000025">
            <text:p>mswn000025</text:p>
          </table:table-cell>
          <table:table-cell office:value-type="string">
            <text:p>文字長超過</text:p>
          </table:table-cell>
          <table:table-cell office:value-type="string">
            <text:p>WN</text:p>
          </table:table-cell>
          <table:table-cell office:value-type="string">
            <text:p>（全てのファイル取込画面）</text:p>
          </table:table-cell>
          <table:table-cell office:value-type="string">
            <text:p>詳細画面</text:p>
          </table:table-cell>
          <table:table-cell office:value-type="string">
            <text:p>項目の文字長が規定の値より長い</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6"/>
        </table:table-row>
        <table:table-row table:style-name="ro11">
          <table:table-cell table:formula="of:=&quot;m&quot; &amp;IF([.E27]=&quot;タイトルの下&quot;;&quot;a&quot;;&quot;&quot;) &amp;IF([.E27]=&quot;メッセージ領域&quot;;&quot;h&quot;;&quot;&quot;) &amp;IF([.E27]=&quot;詳細画面&quot;;&quot;s&quot;;&quot;&quot;) &amp;IF([.E27]=&quot;ポップアップ&quot;;&quot;p&quot;;&quot;&quot;) &amp;LOWER([.C27])&amp;TEXT(ROW()-1;&quot;000000&quot;)" office:value-type="string" office:string-value="mser000026">
            <text:p>mser000026</text:p>
          </table:table-cell>
          <table:table-cell office:value-type="string">
            <text:p>形式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文字型が規定のものでない（数値項目に文字等）</text:p>
          </table:table-cell>
          <table:table-cell office:value-type="string">
            <text:p>設定した項目の型が違います。ファイル定義書に従い修正してください。</text:p>
          </table:table-cell>
          <table:table-cell table:number-columns-repeated="1017"/>
        </table:table-row>
        <table:table-row table:style-name="ro11">
          <table:table-cell table:formula="of:=&quot;m&quot; &amp;IF([.E28]=&quot;タイトルの下&quot;;&quot;a&quot;;&quot;&quot;) &amp;IF([.E28]=&quot;メッセージ領域&quot;;&quot;h&quot;;&quot;&quot;) &amp;IF([.E28]=&quot;詳細画面&quot;;&quot;s&quot;;&quot;&quot;) &amp;IF([.E28]=&quot;ポップアップ&quot;;&quot;p&quot;;&quot;&quot;) &amp;LOWER([.C28])&amp;TEXT(ROW()-1;&quot;000000&quot;)" office:value-type="string" office:string-value="mser000027">
            <text:p>mser000027</text:p>
          </table:table-cell>
          <table:table-cell office:value-type="string">
            <text:p>設定値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値が規定されたものでない（0と1のみられる項目に2が設定など）</text:p>
          </table:table-cell>
          <table:table-cell office:value-type="string">
            <text:p>設定した項目の内容が違います。ファイル定義書に従い修正してください。</text:p>
          </table:table-cell>
          <table:table-cell table:number-columns-repeated="1017"/>
        </table:table-row>
        <table:table-row table:style-name="ro12">
          <table:table-cell table:formula="of:=&quot;m&quot; &amp;IF([.E29]=&quot;タイトルの下&quot;;&quot;a&quot;;&quot;&quot;) &amp;IF([.E29]=&quot;メッセージ領域&quot;;&quot;h&quot;;&quot;&quot;) &amp;IF([.E29]=&quot;詳細画面&quot;;&quot;s&quot;;&quot;&quot;) &amp;IF([.E29]=&quot;ポップアップ&quot;;&quot;p&quot;;&quot;&quot;) &amp;LOWER([.C29])&amp;TEXT(ROW()-1;&quot;000000&quot;)" office:value-type="string" office:string-value="mser000028">
            <text:p>mser000028</text:p>
          </table:table-cell>
          <table:table-cell office:value-type="string">
            <text:p>最大リソース量超過</text:p>
          </table:table-cell>
          <table:table-cell office:value-type="string">
            <text:p>ER</text:p>
          </table:table-cell>
          <table:table-cell office:value-type="string">
            <text:p>（全てのファイル取込画面、全ての登録画面）</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6"/>
        </table:table-row>
        <table:table-row table:style-name="ro11">
          <table:table-cell table:formula="of:=&quot;m&quot; &amp;IF([.E30]=&quot;タイトルの下&quot;;&quot;a&quot;;&quot;&quot;) &amp;IF([.E30]=&quot;メッセージ領域&quot;;&quot;h&quot;;&quot;&quot;) &amp;IF([.E30]=&quot;詳細画面&quot;;&quot;s&quot;;&quot;&quot;) &amp;IF([.E30]=&quot;ポップアップ&quot;;&quot;p&quot;;&quot;&quot;) &amp;LOWER([.C30])&amp;TEXT(ROW()-1;&quot;000000&quot;)" office:value-type="string" office:string-value="mser000029">
            <text:p>mser000029</text:p>
          </table:table-cell>
          <table:table-cell office:value-type="string">
            <text:p>該当部署無し</text:p>
          </table:table-cell>
          <table:table-cell office:value-type="string">
            <text:p>ER</text:p>
          </table:table-cell>
          <table:table-cell office:value-type="string">
            <text:p>顧客別管理ファイル取込</text:p>
          </table:table-cell>
          <table:table-cell office:value-type="string">
            <text:p>詳細画面</text:p>
          </table:table-cell>
          <table:table-cell office:value-type="string">
            <text:p>人員一覧ファイル取込時に、部署一覧に該当しない部署IDが設定された</text:p>
          </table:table-cell>
          <table:table-cell office:value-type="string">
            <text:p>部署IDが部署一覧に該当しません。部署一覧に該当する部署IDを設定してください。</text:p>
          </table:table-cell>
          <table:table-cell table:number-columns-repeated="1017"/>
        </table:table-row>
        <table:table-row table:style-name="ro11">
          <table:table-cell table:formula="of:=&quot;m&quot; &amp;IF([.E31]=&quot;タイトルの下&quot;;&quot;a&quot;;&quot;&quot;) &amp;IF([.E31]=&quot;メッセージ領域&quot;;&quot;h&quot;;&quot;&quot;) &amp;IF([.E31]=&quot;詳細画面&quot;;&quot;s&quot;;&quot;&quot;) &amp;IF([.E31]=&quot;ポップアップ&quot;;&quot;p&quot;;&quot;&quot;) &amp;LOWER([.C31])&amp;TEXT(ROW()-1;&quot;000000&quot;)" office:value-type="string" office:string-value="mhok000030">
            <text:p>mhok000030</text:p>
          </table:table-cell>
          <table:table-cell office:value-type="string">
            <text:p>メール送信試験に成功しました</text:p>
          </table:table-cell>
          <table:table-cell office:value-type="string">
            <text:p>OK</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table:number-columns-repeated="1017"/>
        </table:table-row>
        <table:table-row table:style-name="ro11">
          <table:table-cell table:formula="of:=&quot;m&quot; &amp;IF([.E32]=&quot;タイトルの下&quot;;&quot;a&quot;;&quot;&quot;) &amp;IF([.E32]=&quot;メッセージ領域&quot;;&quot;h&quot;;&quot;&quot;) &amp;IF([.E32]=&quot;詳細画面&quot;;&quot;s&quot;;&quot;&quot;) &amp;IF([.E32]=&quot;ポップアップ&quot;;&quot;p&quot;;&quot;&quot;) &amp;LOWER([.C32])&amp;TEXT(ROW()-1;&quot;000000&quot;)" office:value-type="string" office:string-value="mher000031">
            <text:p>mher000031</text:p>
          </table:table-cell>
          <table:table-cell office:value-type="string">
            <text:p>メール送信試験に失敗しました</text:p>
          </table:table-cell>
          <table:table-cell office:value-type="string">
            <text:p>ER</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table:number-columns-repeated="1017"/>
        </table:table-row>
        <table:table-row table:style-name="ro11">
          <table:table-cell table:formula="of:=&quot;m&quot; &amp;IF([.E33]=&quot;タイトルの下&quot;;&quot;a&quot;;&quot;&quot;) &amp;IF([.E33]=&quot;メッセージ領域&quot;;&quot;h&quot;;&quot;&quot;) &amp;IF([.E33]=&quot;詳細画面&quot;;&quot;s&quot;;&quot;&quot;) &amp;IF([.E33]=&quot;ポップアップ&quot;;&quot;p&quot;;&quot;&quot;) &amp;LOWER([.C33])&amp;TEXT(ROW()-1;&quot;000000&quot;)" office:value-type="string" office:string-value="mhok000032">
            <text:p>mhok000032</text:p>
          </table:table-cell>
          <table:table-cell office:value-type="string">
            <text:p>ログインパスワードの更新を行ってください</text:p>
          </table:table-cell>
          <table:table-cell office:value-type="string">
            <text:p>OK</text:p>
          </table:table-cell>
          <table:table-cell office:value-type="string">
            <text:p>システム管理ホーム</text:p>
          </table:table-cell>
          <table:table-cell office:value-type="string">
            <text:p>メッセージ領域</text:p>
          </table:table-cell>
          <table:table-cell office:value-type="string">
            <text:p>「システム設定」で指定したログインパスワードの更新時期になった</text:p>
          </table:table-cell>
          <table:table-cell table:number-columns-repeated="1018"/>
        </table:table-row>
        <table:table-row table:style-name="ro12">
          <table:table-cell table:formula="of:=&quot;m&quot; &amp;IF([.E34]=&quot;タイトルの下&quot;;&quot;a&quot;;&quot;&quot;) &amp;IF([.E34]=&quot;メッセージ領域&quot;;&quot;h&quot;;&quot;&quot;) &amp;IF([.E34]=&quot;詳細画面&quot;;&quot;s&quot;;&quot;&quot;) &amp;IF([.E34]=&quot;ポップアップ&quot;;&quot;p&quot;;&quot;&quot;) &amp;LOWER([.C34])&amp;TEXT(ROW()-1;&quot;000000&quot;)" office:value-type="string" office:string-value="mhwn000033">
            <text:p>mhwn000033</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5]=&quot;タイトルの下&quot;;&quot;a&quot;;&quot;&quot;) &amp;IF([.E35]=&quot;メッセージ領域&quot;;&quot;h&quot;;&quot;&quot;) &amp;IF([.E35]=&quot;詳細画面&quot;;&quot;s&quot;;&quot;&quot;) &amp;IF([.E35]=&quot;ポップアップ&quot;;&quot;p&quot;;&quot;&quot;) &amp;LOWER([.C35])&amp;TEXT(ROW()-1;&quot;000000&quot;)" office:value-type="string" office:string-value="mhwn000034">
            <text:p>mhwn000034</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6]=&quot;タイトルの下&quot;;&quot;a&quot;;&quot;&quot;) &amp;IF([.E36]=&quot;メッセージ領域&quot;;&quot;h&quot;;&quot;&quot;) &amp;IF([.E36]=&quot;詳細画面&quot;;&quot;s&quot;;&quot;&quot;) &amp;IF([.E36]=&quot;ポップアップ&quot;;&quot;p&quot;;&quot;&quot;) &amp;LOWER([.C36])&amp;TEXT(ROW()-1;&quot;000000&quot;)" office:value-type="string" office:string-value="mhwn000035">
            <text:p>mhwn000035</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7"/>
        </table:table-row>
        <table:table-row table:style-name="ro12">
          <table:table-cell table:formula="of:=&quot;m&quot; &amp;IF([.E37]=&quot;タイトルの下&quot;;&quot;a&quot;;&quot;&quot;) &amp;IF([.E37]=&quot;メッセージ領域&quot;;&quot;h&quot;;&quot;&quot;) &amp;IF([.E37]=&quot;詳細画面&quot;;&quot;s&quot;;&quot;&quot;) &amp;IF([.E37]=&quot;ポップアップ&quot;;&quot;p&quot;;&quot;&quot;) &amp;LOWER([.C37])&amp;TEXT(ROW()-1;&quot;000000&quot;)" office:value-type="string" office:string-value="mhwn000036">
            <text:p>mhwn000036</text:p>
          </table:table-cell>
          <table:table-cell office:value-type="string">
            <text:p>部署状態が退職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7"/>
        </table:table-row>
        <table:table-row table:style-name="ro11">
          <table:table-cell table:formula="of:=&quot;m&quot; &amp;IF([.E38]=&quot;タイトルの下&quot;;&quot;a&quot;;&quot;&quot;) &amp;IF([.E38]=&quot;メッセージ領域&quot;;&quot;h&quot;;&quot;&quot;) &amp;IF([.E38]=&quot;詳細画面&quot;;&quot;s&quot;;&quot;&quot;) &amp;IF([.E38]=&quot;ポップアップ&quot;;&quot;p&quot;;&quot;&quot;) &amp;LOWER([.C38])&amp;TEXT(ROW()-1;&quot;000000&quot;)" office:value-type="string" office:string-value="mhwn000037">
            <text:p>mhwn000037</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権限一覧に権限が一件も無い</text:p>
          </table:table-cell>
          <table:table-cell table:style-name="ce25" office:value-type="string">
            <text:p>権限一覧に権限を付与してください</text:p>
          </table:table-cell>
          <table:table-cell table:number-columns-repeated="1017"/>
        </table:table-row>
        <table:table-row table:style-name="ro11">
          <table:table-cell table:formula="of:=&quot;m&quot; &amp;IF([.E39]=&quot;タイトルの下&quot;;&quot;a&quot;;&quot;&quot;) &amp;IF([.E39]=&quot;メッセージ領域&quot;;&quot;h&quot;;&quot;&quot;) &amp;IF([.E39]=&quot;詳細画面&quot;;&quot;s&quot;;&quot;&quot;) &amp;IF([.E39]=&quot;ポップアップ&quot;;&quot;p&quot;;&quot;&quot;) &amp;LOWER([.C39])&amp;TEXT(ROW()-1;&quot;000000&quot;)" office:value-type="string" office:string-value="mher000038">
            <text:p>mher000038</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既に存在するメールアドレスで「登録」ボタンが押された</text:p>
          </table:table-cell>
          <table:table-cell office:value-type="string">
            <text:p>既存と異なるメールアドレスを指定してください</text:p>
          </table:table-cell>
          <table:table-cell table:number-columns-repeated="1017"/>
        </table:table-row>
        <table:table-row table:style-name="ro12">
          <table:table-cell table:formula="of:=&quot;m&quot; &amp;IF([.E40]=&quot;タイトルの下&quot;;&quot;a&quot;;&quot;&quot;) &amp;IF([.E40]=&quot;メッセージ領域&quot;;&quot;h&quot;;&quot;&quot;) &amp;IF([.E40]=&quot;詳細画面&quot;;&quot;s&quot;;&quot;&quot;) &amp;IF([.E40]=&quot;ポップアップ&quot;;&quot;p&quot;;&quot;&quot;) &amp;LOWER([.C40])&amp;TEXT(ROW()-1;&quot;000000&quot;)" office:value-type="string" office:string-value="mher000039">
            <text:p>mher000039</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7"/>
        </table:table-row>
        <table:table-row table:style-name="ro12">
          <table:table-cell table:formula="of:=&quot;m&quot; &amp;IF([.E41]=&quot;タイトルの下&quot;;&quot;a&quot;;&quot;&quot;) &amp;IF([.E41]=&quot;メッセージ領域&quot;;&quot;h&quot;;&quot;&quot;) &amp;IF([.E41]=&quot;詳細画面&quot;;&quot;s&quot;;&quot;&quot;) &amp;IF([.E41]=&quot;ポップアップ&quot;;&quot;p&quot;;&quot;&quot;) &amp;LOWER([.C41])&amp;TEXT(ROW()-1;&quot;000000&quot;)" office:value-type="string" office:string-value="mhwn000040">
            <text:p>mhwn000040</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メッセージ領域</text:p>
          </table:table-cell>
          <table:table-cell table:style-name="ce23"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7"/>
        </table:table-row>
        <table:table-row table:style-name="ro12">
          <table:table-cell table:formula="of:=&quot;m&quot; &amp;IF([.E42]=&quot;タイトルの下&quot;;&quot;a&quot;;&quot;&quot;) &amp;IF([.E42]=&quot;メッセージ領域&quot;;&quot;h&quot;;&quot;&quot;) &amp;IF([.E42]=&quot;詳細画面&quot;;&quot;s&quot;;&quot;&quot;) &amp;IF([.E42]=&quot;ポップアップ&quot;;&quot;p&quot;;&quot;&quot;) &amp;LOWER([.C42])&amp;TEXT(ROW()-1;&quot;000000&quot;)" office:value-type="string" office:string-value="mher000041">
            <text:p>mher000041</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確定ボタンを押した段階で、作業内容連絡タイミングを「<text:span text:style-name="T3">作業</text:span><text:span text:style-name="T3">定義作成後、即時連絡する」</text:span>にも関わらず、作業者が入力されていない</text:p>
          </table:table-cell>
          <table:table-cell office:value-type="string">
            <text:p><text:span text:style-name="T3">作業定義作成後、即時連絡する</text:span>場合、連絡先となる作業者を入力してください</text:p>
          </table:table-cell>
          <table:table-cell table:number-columns-repeated="1017"/>
        </table:table-row>
        <table:table-row table:style-name="ro12">
          <table:table-cell table:formula="of:=&quot;m&quot; &amp;IF([.E43]=&quot;タイトルの下&quot;;&quot;a&quot;;&quot;&quot;) &amp;IF([.E43]=&quot;メッセージ領域&quot;;&quot;h&quot;;&quot;&quot;) &amp;IF([.E43]=&quot;詳細画面&quot;;&quot;s&quot;;&quot;&quot;) &amp;IF([.E43]=&quot;ポップアップ&quot;;&quot;p&quot;;&quot;&quot;) &amp;LOWER([.C43])&amp;TEXT(ROW()-1;&quot;000000&quot;)" office:value-type="string" office:string-value="mher000042">
            <text:p>mher000042</text:p>
          </table:table-cell>
          <table:table-cell table:style-name="ce23"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開始報告要否、作業終了報告要否双方が不要であるにも関わず、報告受領時リアクションが「あり」になっている</text:p>
          </table:table-cell>
          <table:table-cell table:style-name="ce23" office:value-type="string">
            <text:p>作業開始報告要否、作業終了報告要否双方が不要なら、報告受領時リアクションを「なし」にしてください</text:p>
          </table:table-cell>
          <table:table-cell table:number-columns-repeated="1017"/>
        </table:table-row>
        <table:table-row table:style-name="ro11">
          <table:table-cell table:formula="of:=&quot;m&quot; &amp;IF([.E44]=&quot;タイトルの下&quot;;&quot;a&quot;;&quot;&quot;) &amp;IF([.E44]=&quot;メッセージ領域&quot;;&quot;h&quot;;&quot;&quot;) &amp;IF([.E44]=&quot;詳細画面&quot;;&quot;s&quot;;&quot;&quot;) &amp;IF([.E44]=&quot;ポップアップ&quot;;&quot;p&quot;;&quot;&quot;) &amp;LOWER([.C44])&amp;TEXT(ROW()-1;&quot;000000&quot;)" office:value-type="string" office:string-value="mher000043">
            <text:p>mher000043</text:p>
          </table:table-cell>
          <table:table-cell table:style-name="ce23"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作業場所への参照権限がない</text:p>
          </table:table-cell>
          <table:table-cell table:style-name="ce23" office:value-type="string">
            <text:p>作業指示者もしくは作業指示者の所属部署の権限一覧にて、この作業場所への参照権限を付与してください</text:p>
          </table:table-cell>
          <table:table-cell table:number-columns-repeated="1017"/>
        </table:table-row>
        <table:table-row table:style-name="ro11">
          <table:table-cell table:formula="of:=&quot;m&quot; &amp;IF([.E45]=&quot;タイトルの下&quot;;&quot;a&quot;;&quot;&quot;) &amp;IF([.E45]=&quot;メッセージ領域&quot;;&quot;h&quot;;&quot;&quot;) &amp;IF([.E45]=&quot;詳細画面&quot;;&quot;s&quot;;&quot;&quot;) &amp;IF([.E45]=&quot;ポップアップ&quot;;&quot;p&quot;;&quot;&quot;) &amp;LOWER([.C45])&amp;TEXT(ROW()-1;&quot;000000&quot;)" office:value-type="string" office:string-value="mher000044">
            <text:p>mher000044</text:p>
          </table:table-cell>
          <table:table-cell table:style-name="ce23"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掲示板への参照権限がない</text:p>
          </table:table-cell>
          <table:table-cell table:style-name="ce23" office:value-type="string">
            <text:p>作業指示者もしくは作業指示者の所属部署の権限一覧にて、この掲示板への参照権限を付与してください</text:p>
          </table:table-cell>
          <table:table-cell table:number-columns-repeated="1017"/>
        </table:table-row>
        <table:table-row table:style-name="ro11">
          <table:table-cell table:formula="of:=&quot;m&quot; &amp;IF([.E46]=&quot;タイトルの下&quot;;&quot;a&quot;;&quot;&quot;) &amp;IF([.E46]=&quot;メッセージ領域&quot;;&quot;h&quot;;&quot;&quot;) &amp;IF([.E46]=&quot;詳細画面&quot;;&quot;s&quot;;&quot;&quot;) &amp;IF([.E46]=&quot;ポップアップ&quot;;&quot;p&quot;;&quot;&quot;) &amp;LOWER([.C46])&amp;TEXT(ROW()-1;&quot;000000&quot;)" office:value-type="string" office:string-value="mher000045">
            <text:p>mher000045</text:p>
          </table:table-cell>
          <table:table-cell table:style-name="ce23" office:value-type="string">
            <text:p>作業者に作業場所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作業場所への参照権限がない</text:p>
          </table:table-cell>
          <table:table-cell table:style-name="ce23" office:value-type="string">
            <text:p>作業者もしくは作業者の所属部署の権限一覧にて、この作業場所への参照権限を付与してください</text:p>
          </table:table-cell>
          <table:table-cell table:number-columns-repeated="1017"/>
        </table:table-row>
        <table:table-row table:style-name="ro11">
          <table:table-cell table:formula="of:=&quot;m&quot; &amp;IF([.E47]=&quot;タイトルの下&quot;;&quot;a&quot;;&quot;&quot;) &amp;IF([.E47]=&quot;メッセージ領域&quot;;&quot;h&quot;;&quot;&quot;) &amp;IF([.E47]=&quot;詳細画面&quot;;&quot;s&quot;;&quot;&quot;) &amp;IF([.E47]=&quot;ポップアップ&quot;;&quot;p&quot;;&quot;&quot;) &amp;LOWER([.C47])&amp;TEXT(ROW()-1;&quot;000000&quot;)" office:value-type="string" office:string-value="mher000046">
            <text:p>mher000046</text:p>
          </table:table-cell>
          <table:table-cell table:style-name="ce23" office:value-type="string">
            <text:p>作業者に掲示板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掲示板への参照権限がない</text:p>
          </table:table-cell>
          <table:table-cell table:style-name="ce23" office:value-type="string">
            <text:p>作業者もしくは作業者の所属部署の権限一覧にて、この掲示板への参照権限を付与してください</text:p>
          </table:table-cell>
          <table:table-cell table:number-columns-repeated="1017"/>
        </table:table-row>
        <table:table-row table:style-name="ro11">
          <table:table-cell table:formula="of:=&quot;m&quot; &amp;IF([.E48]=&quot;タイトルの下&quot;;&quot;a&quot;;&quot;&quot;) &amp;IF([.E48]=&quot;メッセージ領域&quot;;&quot;h&quot;;&quot;&quot;) &amp;IF([.E48]=&quot;詳細画面&quot;;&quot;s&quot;;&quot;&quot;) &amp;IF([.E48]=&quot;ポップアップ&quot;;&quot;p&quot;;&quot;&quot;) &amp;LOWER([.C48])&amp;TEXT(ROW()-1;&quot;000000&quot;)" office:value-type="string" office:string-value="mher000047">
            <text:p>mher000047</text:p>
          </table:table-cell>
          <table:table-cell office:value-type="string">
            <text:p>作業者のメールアドレスがありません</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table:number-columns-repeated="1017"/>
        </table:table-row>
        <table:table-row table:style-name="ro11">
          <table:table-cell table:formula="of:=&quot;m&quot; &amp;IF([.E49]=&quot;タイトルの下&quot;;&quot;a&quot;;&quot;&quot;) &amp;IF([.E49]=&quot;メッセージ領域&quot;;&quot;h&quot;;&quot;&quot;) &amp;IF([.E49]=&quot;詳細画面&quot;;&quot;s&quot;;&quot;&quot;) &amp;IF([.E49]=&quot;ポップアップ&quot;;&quot;p&quot;;&quot;&quot;) &amp;LOWER([.C49])&amp;TEXT(ROW()-1;&quot;000000&quot;)" office:value-type="string" office:string-value="mhwn000048">
            <text:p>mhwn000048</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7"/>
        </table:table-row>
        <table:table-row table:style-name="ro1" table:number-rows-repeated="2">
          <table:table-cell table:number-columns-repeated="1024"/>
        </table:table-row>
        <table:table-row table:style-name="ro13">
          <table:table-cell table:formula="of:=&quot;m&quot; &amp;IF([.E52]=&quot;タイトルの下&quot;;&quot;a&quot;;&quot;&quot;) &amp;IF([.E52]=&quot;メッセージ領域&quot;;&quot;h&quot;;&quot;&quot;) &amp;IF([.E52]=&quot;詳細画面&quot;;&quot;s&quot;;&quot;&quot;) &amp;IF([.E52]=&quot;ポップアップ&quot;;&quot;p&quot;;&quot;&quot;) &amp;LOWER([.C52])&amp;TEXT(ROW()-1;&quot;000000&quot;)" office:value-type="string" office:string-value="mswn000051">
            <text:p>mswn000051</text:p>
          </table:table-cell>
          <table:table-cell office:value-type="string">
            <text:p>%s 【%s】ファイル%s開始</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ファイル同期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4">
          <table:table-cell table:formula="of:=&quot;m&quot; &amp;IF([.E53]=&quot;タイトルの下&quot;;&quot;a&quot;;&quot;&quot;) &amp;IF([.E53]=&quot;メッセージ領域&quot;;&quot;h&quot;;&quot;&quot;) &amp;IF([.E53]=&quot;詳細画面&quot;;&quot;s&quot;;&quot;&quot;) &amp;IF([.E53]=&quot;ポップアップ&quot;;&quot;p&quot;;&quot;&quot;) &amp;LOWER([.C53])&amp;TEXT(ROW()-1;&quot;000000&quot;)" office:value-type="string" office:string-value="mser000052">
            <text:p>mser000052</text:p>
          </table:table-cell>
          <table:table-cell office:value-type="string">
            <text:p>%s ER|【%s】異常発生</text:p>
          </table:table-cell>
          <table:table-cell office:value-type="string">
            <text:p>ER</text:p>
          </table:table-cell>
          <table:table-cell office:value-type="string">
            <text:p>（詳細画面）</text:p>
          </table:table-cell>
          <table:table-cell office:value-type="string">
            <text:p>詳細画面</text:p>
          </table:table-cell>
          <table:table-cell table:number-columns-repeated="2"/>
          <table:table-cell office:value-type="string">
            <text:p>%sには日時、入力出力、ファイル名を設定</text:p>
          </table:table-cell>
          <table:table-cell table:number-columns-repeated="1016"/>
        </table:table-row>
        <table:table-row table:style-name="ro13">
          <table:table-cell table:formula="of:=&quot;m&quot; &amp;IF([.E54]=&quot;タイトルの下&quot;;&quot;a&quot;;&quot;&quot;) &amp;IF([.E54]=&quot;メッセージ領域&quot;;&quot;h&quot;;&quot;&quot;) &amp;IF([.E54]=&quot;詳細画面&quot;;&quot;s&quot;;&quot;&quot;) &amp;IF([.E54]=&quot;ポップアップ&quot;;&quot;p&quot;;&quot;&quot;) &amp;LOWER([.C54])&amp;TEXT(ROW()-1;&quot;000000&quot;)" office:value-type="string" office:string-value="mswn000053">
            <text:p>mswn000053</text:p>
          </table:table-cell>
          <table:table-cell office:value-type="string">
            <text:p>%s 【%s】ファイル%s終了</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自動評価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3">
          <table:table-cell table:formula="of:=&quot;m&quot; &amp;IF([.E55]=&quot;タイトルの下&quot;;&quot;a&quot;;&quot;&quot;) &amp;IF([.E55]=&quot;メッセージ領域&quot;;&quot;h&quot;;&quot;&quot;) &amp;IF([.E55]=&quot;詳細画面&quot;;&quot;s&quot;;&quot;&quot;) &amp;IF([.E55]=&quot;ポップアップ&quot;;&quot;p&quot;;&quot;&quot;) &amp;LOWER([.C55])&amp;TEXT(ROW()-1;&quot;000000&quot;)" office:value-type="string" office:string-value="mpwn000054">
            <text:p>mpwn000054</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6"/>
        </table:table-row>
        <table:table-row table:style-name="ro1" table:number-rows-repeated="104852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メール本文" table:style-name="ta3">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6">
          <table:table-cell table:style-name="ce3" table:formula="of:=&quot;mm&quot;&amp;LOWER([.C2])&amp;TEXT(ROW()-1;&quot;000000&quot;)" office:value-type="string" office:string-value="mmnm000001">
            <text:p>mmnm000001</text:p>
          </table:table-cell>
          <table:table-cell office:value-type="string">
            <text:p>【(%s-1)】作業依頼</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7">
          <table:table-cell table:style-name="ce3" table:formula="of:=&quot;mm&quot;&amp;LOWER([.C3])&amp;TEXT(ROW()-1;&quot;000000&quot;)" office:value-type="string" office:string-value="mmnm000002">
            <text:p>mmnm000002</text:p>
          </table:table-cell>
          <table:table-cell office:value-type="string">
            <text:p>【(%s-1)】作業キャンセル指示</text:p>
          </table:table-cell>
          <table:table-cell table:style-name="ce8" office:value-type="string">
            <text:p>NM</text:p>
          </table:table-cell>
          <table:table-cell table:style-name="ce13" office:value-type="string">
            <text:p>(%s-2)様。</text:p>
            <text:p>本メールは(%s-1)からの作業依頼キャンセルメールです。</text:p>
            <text:p>かつて依頼しました作業(%s-6)について作業対象外といたしました。</text:p>
            <text:p><text:span text:style-name="T2">　キャンセル日時：</text:span><text:span text:style-name="T2">(%s-7)</text:span></text:p>
            <text:p><text:span text:style-name="T2">　キャンセル者：</text:span><text:span text:style-name="T2">(%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8">
          <table:table-cell table:style-name="ce3" table:formula="of:=&quot;mm&quot;&amp;LOWER([.C4])&amp;TEXT(ROW()-1;&quot;000000&quot;)" office:value-type="string" office:string-value="mmnm000003">
            <text:p>mmnm000003</text:p>
          </table:table-cell>
          <table:table-cell office:value-type="string">
            <text:p>【(%s-1)】作業依頼（申し送り）</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2">(%s-9) </text:span><text:span text:style-name="T2">：前任者名（所属部署名）</text:span></text:p>
          </table:table-cell>
          <table:table-cell table:number-columns-repeated="1019"/>
        </table:table-row>
        <table:table-row table:style-name="ro7">
          <table:table-cell table:style-name="ce3" table:formula="of:=&quot;mm&quot;&amp;LOWER([.C5])&amp;TEXT(ROW()-1;&quot;000000&quot;)" office:value-type="string" office:string-value="mmnm000004">
            <text:p>mmnm000004</text:p>
          </table:table-cell>
          <table:table-cell office:value-type="string">
            <text:p>【(%s-1)】アカウント登録</text:p>
          </table:table-cell>
          <table:table-cell table:style-name="ce8" office:value-type="string">
            <text:p>NM</text:p>
          </table:table-cell>
          <table:table-cell table:style-name="ce13"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5"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9">
          <table:table-cell table:style-name="ce3" table:formula="of:=&quot;mm&quot;&amp;LOWER([.C6])&amp;TEXT(ROW()-1;&quot;000000&quot;)" office:value-type="string" office:string-value="mmnm000005">
            <text:p>mmnm000005</text:p>
          </table:table-cell>
          <table:table-cell office:value-type="string">
            <text:p>【(%s-1)】作業状況最新化要求</text:p>
          </table:table-cell>
          <table:table-cell table:style-name="ce8" office:value-type="string">
            <text:p>NM</text:p>
          </table:table-cell>
          <table:table-cell table:style-name="ce13"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2">(%s-5) </text:span><text:span text:style-name="T2">：作業完了予定日時　または　作業完了予定日</text:span></text:p>
          </table:table-cell>
          <table:table-cell table:number-columns-repeated="1019"/>
        </table:table-row>
        <table:table-row table:style-name="ro10">
          <table:table-cell table:style-name="ce3" table:formula="of:=&quot;mm&quot;&amp;LOWER([.C7])&amp;TEXT(ROW()-1;&quot;000000&quot;)" office:value-type="string" office:string-value="mmsy000006">
            <text:p>mmsy000006</text:p>
          </table:table-cell>
          <table:table-cell office:value-type="string">
            <text:p>【(%s-1)】障害発生</text:p>
          </table:table-cell>
          <table:table-cell table:style-name="ce8" office:value-type="string">
            <text:p>SY</text:p>
          </table:table-cell>
          <table:table-cell table:style-name="ce13"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7">
          <table:table-cell table:style-name="ce3" table:formula="of:=&quot;mm&quot;&amp;LOWER([.C8])&amp;TEXT(ROW()-1;&quot;000000&quot;)" office:value-type="string" office:string-value="mmnm000007">
            <text:p>mmnm000007</text:p>
          </table:table-cell>
          <table:table-cell office:value-type="string">
            <text:p>【(%s-1)】メール送信試験</text:p>
          </table:table-cell>
          <table:table-cell table:style-name="ce8" office:value-type="string">
            <text:p>NM</text:p>
          </table:table-cell>
          <table:table-cell table:style-name="ce13"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5"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table table:name="掲示板自動投稿文" table:style-name="ta3" table:print="false">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7">
          <table:table-cell table:style-name="ce3" table:formula="of:=&quot;mb&quot;&amp;LOWER([.C2])&amp;TEXT(ROW()-1;&quot;000000&quot;)" office:value-type="string" office:string-value="mbnm000001">
            <text:p>mbnm000001</text:p>
          </table:table-cell>
          <table:table-cell office:value-type="string">
            <text:p>(%s-1)-作業開始報告</text:p>
          </table:table-cell>
          <table:table-cell table:style-name="ce8" office:value-type="string">
            <text:p>NM</text:p>
          </table:table-cell>
          <table:table-cell table:style-name="ce15" office:value-type="string">
            <text:p>以下作業を開始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3])&amp;TEXT(ROW()-1;&quot;000000&quot;)" office:value-type="string" office:string-value="mbnm000002">
            <text:p>mbnm000002</text:p>
          </table:table-cell>
          <table:table-cell office:value-type="string">
            <text:p>(%s-1)-作業終了報告</text:p>
          </table:table-cell>
          <table:table-cell table:style-name="ce8" office:value-type="string">
            <text:p>NM</text:p>
          </table:table-cell>
          <table:table-cell table:style-name="ce15" office:value-type="string">
            <text:p>以下作業を終了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4])&amp;TEXT(ROW()-1;&quot;000000&quot;)" office:value-type="string" office:string-value="mbnm000003">
            <text:p>mbnm000003</text:p>
          </table:table-cell>
          <table:table-cell office:value-type="string">
            <text:p>(%s-1)-作業経過報告</text:p>
          </table:table-cell>
          <table:table-cell table:style-name="ce8" office:value-type="string">
            <text:p>NM</text:p>
          </table:table-cell>
          <table:table-cell table:style-name="ce15" office:value-type="string">
            <text:p>以下作業の経過報告です</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3">2021/07/13</text:date>, <text:time>16:28:1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13">2021/07/13</text:date> <text:time>16:28:1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13">2021/07/13</text:date> <text:time>16:28:11</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13T16:28:11.59</dc:date>
    <meta:editing-duration>PT14H59M38S</meta:editing-duration>
    <meta:editing-cycles>36</meta:editing-cycles>
    <meta:document-statistic meta:table-count="4" meta:cell-count="437" meta:object-count="0"/>
  </office:meta>
</office:document-meta>
</file>